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GenericWS VTI</text:p>
      <text:p text:style-name="Default_20_Text"/>
      <text:p text:style-name="Default_20_Text">Abstract</text:p>
      <text:p text:style-name="Default_20_Text">The purpose of this document is to present how to use the GenericWS VTI. This VTI makes a link between GAIANDB and a data source, accessible by Web Service. </text:p>
      <text:p text:style-name="Default_20_Text"/>
      <text:p text:style-name="Default_20_Text">A first part will present to the user the different properties to define for using the GenericWS VTI. This part can be used as a user manual later on.</text:p>
      <text:p text:style-name="Default_20_Text"/>
      <text:p text:style-name="Default_20_Text">The second part will present how the VTI has been implemented, the module's architecture an how can this one be extended. A presentation of a few Java classes will also be done.</text:p>
      <text:p text:style-name="Default_20_Text"/>
      <text:p text:style-name="Default_20_Text">Introduction</text:p>
      <text:p text:style-name="Default_20_Text">In order to connect to data sources not providing any JDBC drivers, GAIANDB offers the possibility to use VTIs. Thus, GenericWS is a VTI allowing GAIANDB to requests data sources available by web services. </text:p>
      <text:p text:style-name="Default_20_Text"/>
      <text:p text:style-name="Default_20_Text"/>
      <text:p text:style-name="Default_20_Text">Matching</text:p>
      <text:p text:style-name="Default_20_Text">Attribute matching</text:p>
      <text:p text:style-name="Default_20_Text">Position matching</text:p>
      <text:p text:style-name="Default_20_Text">Name matching</text:p>
      <text:p text:style-name="Default_20_Text">JOCKER</text:p>
      <text:p text:style-name="Default_20_Text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9-06T10:31:40.26</meta:creation-date>
    <meta:document-statistic meta:table-count="0" meta:image-count="0" meta:object-count="0" meta:page-count="1" meta:paragraph-count="12" meta:word-count="136" meta:character-count="785"/>
    <dc:date>2013-09-06T16:33:42.17</dc:date>
    <meta:editing-duration>PT03H42M00S</meta:editing-duration>
    <meta:editing-cycles>1</meta:editing-cycles>
    <meta:generator>IBM_Lotus_Symphony/3.0$Win32 OpenOffice.org_project/310m11$Build-9399</meta:generator>
  </office:meta>
</office:document-meta>
</file>